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oma" svg:font-family="L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oma" style:font-name-asian="Loma" style:font-name-complex="Loma" fo:font-size="18pt" style:font-size-asian="18pt" style:font-size-complex="18p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6.45583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DOSSIER</text:p>
          </table:table-cell>
          <table:table-cell table:number-columns-repeated="2" table:style-name="ce1"/>
          <table:table-cell office:value-type="string" table:style-name="ce2">
            <text:p>FICHIER</text:p>
          </table:table-cell>
          <table:table-cell table:number-columns-repeated="2" table:style-name="ce1"/>
          <table:table-cell office:value-type="string" table:style-name="ce2">
            <text:p>CONNEXI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jouter un dossier (sans contenu)</text:p>
          </table:table-cell>
          <table:table-cell table:style-name="ce5"/>
          <table:table-cell table:style-name="ce1"/>
          <table:table-cell office:value-type="string" table:style-name="ce1">
            <text:p>Ajouter un fichier (sans contenu)</text:p>
          </table:table-cell>
          <table:table-cell table:style-name="ce5"/>
          <table:table-cell table:style-name="ce1"/>
          <table:table-cell office:value-type="string" table:style-name="ce1">
            <text:p>Vérifier l'identifiant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Renommer dossier (sans contenu)</text:p>
          </table:table-cell>
          <table:table-cell table:style-name="ce5"/>
          <table:table-cell table:style-name="ce1"/>
          <table:table-cell office:value-type="string" table:style-name="ce1">
            <text:p>Renommer fichier (sans contenu)</text:p>
          </table:table-cell>
          <table:table-cell table:style-name="ce5"/>
          <table:table-cell table:style-name="ce1"/>
          <table:table-cell office:value-type="string" table:style-name="ce1">
            <text:p>Vérifier le mot de passe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Renommer dossier (avec contenu)</text:p>
          </table:table-cell>
          <table:table-cell table:style-name="ce5"/>
          <table:table-cell table:style-name="ce1"/>
          <table:table-cell office:value-type="string" table:style-name="ce1">
            <text:p>Modifier un fichier (ajouter un contenu)</text:p>
          </table:table-cell>
          <table:table-cell table:style-name="ce5"/>
          <table:table-cell table:style-name="ce1"/>
          <table:table-cell office:value-type="string" table:style-name="ce1">
            <text:p>Vérifier l'adresse du serveur FTP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Modifier un dossier (ajouter un sous dossier)</text:p>
          </table:table-cell>
          <table:table-cell table:style-name="ce5"/>
          <table:table-cell table:style-name="ce1"/>
          <table:table-cell office:value-type="string" table:style-name="ce1">
            <text:p>Modifier un fichier (supprimer le contenu)</text:p>
          </table:table-cell>
          <table:table-cell table:style-name="ce5"/>
          <table:table-cell table:style-name="ce1"/>
          <table:table-cell office:value-type="string" table:style-name="ce1">
            <text:p>Vérifier le chemin du dossier distant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Modifier un dossier (ajouter un fichier)</text:p>
          </table:table-cell>
          <table:table-cell table:style-name="ce5"/>
          <table:table-cell table:style-name="ce1"/>
          <table:table-cell office:value-type="string" table:style-name="ce1">
            <text:p>Supprimer un fichier</text:p>
          </table:table-cell>
          <table:table-cell table:style-name="ce5"/>
          <table:table-cell table:style-name="ce1"/>
          <table:table-cell office:value-type="string" table:style-name="ce1">
            <text:p>Vérifier le chemin dossier local</text:p>
          </table:table-cell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Modifier un dossier (supprimer un sous dossier sans contenu)</text:p>
          </table:table-cell>
          <table:table-cell table:style-name="ce5"/>
          <table:table-cell table:style-name="ce3"/>
          <table:table-cell office:value-type="string" table:style-name="ce1">
            <text:p>Déplacer fichier dans un dossier</text:p>
          </table:table-cell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Modifier un dossier (supprimer un sous dossier avec contenu)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3">
            <text:p>Modifier un dossier (supprimer un fichier)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1">
            <text:p>Modifier un dossier (renommer un sous dossier)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3">
            <text:p>Modifier un dossier (renommer un fichier)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3">
            <text:p>Modifier un dossier (modifier le contenu d'un fichier)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3">
            <text:p>Modifier un dossier (modifier le contenu d'un sous dossier)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1">
            <text:p>Supprimer un dossier (sans contenu)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1">
            <text:p>Supprimer un dossier (avec contenu)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1">
            <text:p>Déplacer un dossier dans un dossier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1">
            <text:p>Déplacer un sous dossier dans un dossier</text:p>
          </table:table-cell>
          <table:table-cell table:style-name="ce5"/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oma" svg:font-family="Loma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téphane E</meta:initial-creator>
    <dc:creator>Stéphane E</dc:creator>
    <meta:creation-date>2015-11-08T10:53:50Z</meta:creation-date>
    <dc:date>2015-11-08T18:43:41Z</dc:date>
    <meta:editing-cycles>54</meta:editing-cycles>
    <meta:editing-duration>PT16467S</meta:editing-duration>
  </office:meta>
</office:document-meta>
</file>